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Engine.CheckEngine( CheckEngineSettings settings , ResolveEngine resolve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Engine.check( URL ivyFile , String resolvernam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74">
            <text:p text:style-name="Table_20_Contents">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